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mm" fo:margin-bottom="0mm" loext:contextual-spacing="false"/>
    </style:style>
    <style:style style:name="P4" style:family="paragraph" style:parent-style-name="Text_20_body" style:list-style-name="L1">
      <style:paragraph-properties fo:margin-top="0mm" fo:margin-bottom="0m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shroom stroganoff</text:h>
      <text:p text:style-name="Text_20_body"><text:s/></text:p>
      <text:p text:style-name="Text_20_body">Preparation time</text:p>
      <text:p text:style-name="Text_20_body">less than 30 mins</text:p>
      <text:p text:style-name="Text_20_body">Cooking time</text:p>
      <text:p text:style-name="Text_20_body">10 to 30 mins</text:p>
      <text:p text:style-name="Text_20_body">Serves</text:p>
      <text:p text:style-name="Text_20_body">Serves 4</text:p>
      <text:p text:style-name="Text_20_body">Dietary</text:p>
      <text:p text:style-name="Text_20_body"><text:a xlink:type="simple" xlink:href="http://www.bbc.co.uk/food/diets/vegetarian" text:style-name="Internet_20_link" text:visited-style-name="Visited_20_Internet_20_Link">  </text:a></text:p>
      <text:h text:style-name="Heading_20_2" text:outline-level="2">Ingredients</text:h>
      <text:list xml:id="list5026464834321491286" text:style-name="L1">
        <text:list-item>
          <text:p text:style-name="P4">25g/1oz <text:a xlink:type="simple" xlink:href="http://www.bbc.co.uk/food/butter" text:style-name="Internet_20_link" text:visited-style-name="Visited_20_Internet_20_Link">butter</text:a> </text:p>
        </text:list-item>
        <text:list-item>
          <text:p text:style-name="P4">1 tbsp <text:a xlink:type="simple" xlink:href="http://www.bbc.co.uk/food/oil" text:style-name="Internet_20_link" text:visited-style-name="Visited_20_Internet_20_Link">oil</text:a> </text:p>
        </text:list-item>
        <text:list-item>
          <text:p text:style-name="P4">160g/5¾oz sliced <text:a xlink:type="simple" xlink:href="http://www.bbc.co.uk/food/onion" text:style-name="Internet_20_link" text:visited-style-name="Visited_20_Internet_20_Link">onions</text:a> </text:p>
        </text:list-item>
        <text:list-item>
          <text:p text:style-name="P4">550g/1lb 4oz medium <text:a xlink:type="simple" xlink:href="http://www.bbc.co.uk/food/mushroom" text:style-name="Internet_20_link" text:visited-style-name="Visited_20_Internet_20_Link">mushrooms</text:a>, sliced </text:p>
        </text:list-item>
        <text:list-item>
          <text:p text:style-name="P4">½ tsp <text:a xlink:type="simple" xlink:href="http://www.bbc.co.uk/food/garlic" text:style-name="Internet_20_link" text:visited-style-name="Visited_20_Internet_20_Link">garlic</text:a> purée </text:p>
        </text:list-item>
        <text:list-item>
          <text:p text:style-name="P4">1 tsp ground <text:a xlink:type="simple" xlink:href="http://www.bbc.co.uk/food/paprika" text:style-name="Internet_20_link" text:visited-style-name="Visited_20_Internet_20_Link">paprika</text:a> </text:p>
        </text:list-item>
        <text:list-item>
          <text:p text:style-name="P4">a good pinch <text:a xlink:type="simple" xlink:href="http://www.bbc.co.uk/food/chilli_powder" text:style-name="Internet_20_link" text:visited-style-name="Visited_20_Internet_20_Link">chilli powder</text:a> </text:p>
        </text:list-item>
        <text:list-item>
          <text:p text:style-name="P4">50ml/2fl oz <text:a xlink:type="simple" xlink:href="http://www.bbc.co.uk/food/white_wine" text:style-name="Internet_20_link" text:visited-style-name="Visited_20_Internet_20_Link">white wine</text:a> </text:p>
        </text:list-item>
        <text:list-item>
          <text:p text:style-name="P4">30g/1oz <text:a xlink:type="simple" xlink:href="http://www.bbc.co.uk/food/tomato_puree" text:style-name="Internet_20_link" text:visited-style-name="Visited_20_Internet_20_Link">tomato purée</text:a> </text:p>
        </text:list-item>
        <text:list-item>
          <text:p text:style-name="P4">1 tsp <text:a xlink:type="simple" xlink:href="http://www.bbc.co.uk/food/vegetable_stock" text:style-name="Internet_20_link" text:visited-style-name="Visited_20_Internet_20_Link">vegetable stock</text:a> granules, dissolved in 100ml/3½fl oz water </text:p>
        </text:list-item>
        <text:list-item>
          <text:p text:style-name="P4">100ml/3½fl oz <text:a xlink:type="simple" xlink:href="http://www.bbc.co.uk/food/cream" text:style-name="Internet_20_link" text:visited-style-name="Visited_20_Internet_20_Link">cream</text:a> </text:p>
        </text:list-item>
        <text:list-item>
          <text:p text:style-name="P4">½ tsp chopped <text:a xlink:type="simple" xlink:href="http://www.bbc.co.uk/food/parsley" text:style-name="Internet_20_link" text:visited-style-name="Visited_20_Internet_20_Link">parsley</text:a> </text:p>
        </text:list-item>
        <text:list-item>
          <text:p text:style-name="P1">boiled <text:a xlink:type="simple" xlink:href="http://www.bbc.co.uk/food/rice" text:style-name="Internet_20_link" text:visited-style-name="Visited_20_Internet_20_Link">rice</text:a>, to serve </text:p>
        </text:list-item>
      </text:list>
      <text:h text:style-name="Heading_20_2" text:outline-level="2">Method</text:h>
      <text:list xml:id="list9179443546290480365" text:style-name="L2">
        <text:list-item>
          <text:p text:style-name="P2">Melt the butter and oil in a large pan. Add the onions, mushrooms, garlic purée, spices and wine and cook for 10 minutes. </text:p>
        </text:list-item>
        <text:list-item>
          <text:p text:style-name="P2">Stir in the tomato purée, stock and cream. Bring to the boil and then reduce the heat to a simmer. Add the parsley.</text:p>
        </text:list-item>
        <text:list-item>
          <text:p text:style-name="P2">If the sauce is too thin, simmer the stroganoff until the volume of liquid has reduced to the desired consistency. </text:p>
        </text:list-item>
        <text:list-item>
          <text:p text:style-name="P2">Serve with boiled ric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6:38:18.392000000</meta:creation-date>
    <dc:date>2016-12-29T16:39:20.103000000</dc:date>
    <meta:editing-duration>PT1M9S</meta:editing-duration>
    <meta:editing-cycles>1</meta:editing-cycles>
    <meta:document-statistic meta:table-count="0" meta:image-count="0" meta:object-count="0" meta:page-count="1" meta:paragraph-count="29" meta:word-count="167" meta:character-count="842" meta:non-whitespace-character-count="707"/>
    <meta:generator>LibreOffice/5.2.3.3$Windows_x86 LibreOffice_project/d54a8868f08a7b39642414cf2c8ef2f228f780cf</meta:generator>
  </office:meta>
</office:document-meta>
</file>